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in" fo:margin-left="0.0313in" table:align="left" style:writing-mode="lr-tb"/>
    </style:style>
    <style:style style:name="Table1.A" style:family="table-column">
      <style:table-column-properties style:column-width="3.25in"/>
    </style:style>
    <style:style style:name="Table1.A1" style:family="table-cell">
      <style:table-cell-properties style:vertical-align="top" fo:background-color="#ffffff" fo:padding="0.0313in" fo:border="none">
        <style:background-image/>
      </style:table-cell-properties>
    </style:style>
    <style:style style:name="Table2" style:family="table">
      <style:table-properties style:width="6.5in" fo:margin-left="0.0313in" table:align="left" style:writing-mode="lr-tb"/>
    </style:style>
    <style:style style:name="Table2.A" style:family="table-column">
      <style:table-column-properties style:column-width="3.25in"/>
    </style:style>
    <style:style style:name="Table2.A1" style:family="table-cell">
      <style:table-cell-properties style:vertical-align="top" fo:background-color="#ffffff" fo:padding="0.0313in" fo:border="none">
        <style:background-image/>
      </style:table-cell-properties>
    </style:style>
    <style:style style:name="Table4" style:family="table">
      <style:table-properties style:width="6.5in" fo:margin-left="0.0313in" table:align="left" style:writing-mode="lr-tb"/>
    </style:style>
    <style:style style:name="Table4.A" style:family="table-column">
      <style:table-column-properties style:column-width="3.25in"/>
    </style:style>
    <style:style style:name="Table4.A1" style:family="table-cell">
      <style:table-cell-properties style:vertical-align="top" fo:background-color="#ffffff" fo:padding="0.0313in" fo:border="none">
        <style:background-image/>
      </style:table-cell-properties>
    </style:style>
    <style:style style:name="Table7" style:family="table">
      <style:table-properties style:width="6.5in" fo:margin-left="0.0313in" table:align="left" style:writing-mode="lr-tb"/>
    </style:style>
    <style:style style:name="Table7.A" style:family="table-column">
      <style:table-column-properties style:column-width="3.25in"/>
    </style:style>
    <style:style style:name="Table7.A1" style:family="table-cell">
      <style:table-cell-properties style:vertical-align="top" fo:background-color="#ffffff" fo:padding="0.0313in" fo:border="none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fo:text-indent="0in" style:auto-text-indent="false" fo:break-before="auto" fo:break-after="auto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" style:family="paragraph" style:parent-style-name="Standard">
      <style:paragraph-properties fo:margin-left="0in" fo:margin-right="0in" fo:margin-top="0in" fo:margin-bottom="0in" fo:text-indent="0in" style:auto-text-indent="false" fo:break-before="auto" fo:break-after="auto" style:writing-mode="lr-tb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4" style:family="paragraph" style:parent-style-name="Standard">
      <style:paragraph-properties fo:margin-left="0in" fo:margin-right="0in" fo:margin-top="0in" fo:margin-bottom="0in" fo:text-indent="0in" style:auto-text-indent="false" fo:break-before="auto" fo:break-after="auto" style:writing-mode="lr-tb"/>
      <style:text-properties style:font-name="Times New Roman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5" style:family="paragraph" style:parent-style-name="Standard">
      <style:paragraph-properties fo:margin-left="0in" fo:margin-right="0in" fo:margin-top="0in" fo:margin-bottom="0in" fo:text-indent="0in" style:auto-text-indent="false" fo:break-before="auto" fo:break-after="auto" style:writing-mode="lr-tb"/>
      <style:text-properties style:font-name="Times New Roman" fo:font-size="10pt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6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7" style:family="paragraph" style:parent-style-name="Standard">
      <style:paragraph-properties fo:margin-left="0in" fo:margin-right="0in" fo:margin-top="0in" fo:margin-bottom="0in" fo:line-height="100%" fo:text-align="end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8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ize="10pt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9" style:family="paragraph" style:parent-style-name="Standard">
      <style:paragraph-properties fo:margin-left="0in" fo:margin-right="0in" fo:margin-top="0in" fo:margin-bottom="0in" fo:text-indent="0in" style:auto-text-indent="false" fo:break-before="auto" fo:break-after="auto" style:writing-mode="lr-tb"/>
      <style:text-properties fo:font-size="10pt" style:font-size-asian="10pt" style:font-size-complex="10pt"/>
    </style:style>
    <style:style style:name="P10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font-size="10pt" style:font-size-asian="10pt" style:font-size-complex="10pt"/>
    </style:style>
    <style:style style:name="P11" style:family="paragraph" style:parent-style-name="Standard">
      <style:paragraph-properties fo:margin-left="0in" fo:margin-right="0in" fo:margin-top="0in" fo:margin-bottom="0in" fo:line-height="100%" fo:text-align="end" style:justify-single-word="false" fo:text-indent="0in" style:auto-text-indent="false" fo:break-before="auto" fo:break-after="auto" style:writing-mode="lr-tb"/>
      <style:text-properties fo:font-size="10pt" style:font-size-asian="10pt" style:font-size-complex="10pt"/>
    </style:style>
    <style:style style:name="P1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writing-mode="lr-tb"/>
    </style:style>
    <style:style style:name="P13" style:family="paragraph" style:parent-style-name="Standard">
      <style:paragraph-properties fo:margin-left="0in" fo:margin-right="0in" fo:margin-top="0in" fo:margin-bottom="0in" fo:text-indent="0in" style:auto-text-indent="false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4" style:family="paragraph" style:parent-style-name="Standard">
      <style:paragraph-properties fo:margin-left="0in" fo:margin-right="0in" fo:margin-top="0in" fo:margin-bottom="0in" fo:text-indent="0in" style:auto-text-indent="false" style:writing-mode="lr-tb"/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P15" style:family="paragraph" style:parent-style-name="Standard" style:master-page-name="Standard">
      <style:paragraph-properties fo:margin-left="0in" fo:margin-right="0in" fo:margin-top="0in" fo:margin-bottom="0in" fo:text-indent="0in" style:auto-text-indent="false" style:page-number="auto" fo:break-before="auto" fo:break-after="auto" style:writing-mode="lr-tb"/>
    </style:style>
    <style:style style:name="P16" style:family="paragraph" style:parent-style-name="Standard">
      <style:paragraph-properties fo:margin-left="0in" fo:margin-right="0in" fo:margin-top="0in" fo:margin-bottom="0in" fo:text-indent="0in" style:auto-text-indent="false" fo:break-before="auto" fo:break-after="auto" style:writing-mode="lr-tb"/>
      <style:text-properties fo:font-size="10pt" style:font-size-asian="10pt" style:font-size-complex="10pt"/>
    </style:style>
    <style:style style:name="P17" style:family="paragraph" style:parent-style-name="Standard">
      <style:paragraph-properties fo:margin-left="0in" fo:margin-right="0in" fo:margin-top="0in" fo:margin-bottom="0in" fo:text-indent="0in" style:auto-text-indent="false" fo:break-before="auto" fo:break-after="auto" style:writing-mode="lr-tb"/>
      <style:text-properties style:font-name="Times New Roman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18" style:family="paragraph" style:parent-style-name="Standard">
      <style:paragraph-properties fo:margin-left="0in" fo:margin-right="0in" fo:margin-top="0in" fo:margin-bottom="0in" fo:text-indent="0in" style:auto-text-indent="false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9" style:family="paragraph" style:parent-style-name="Standard" style:list-style-name="L2">
      <style:paragraph-properties fo:margin-top="0in" fo:margin-bottom="0in" fo:break-before="auto" fo:break-after="auto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0" style:family="paragraph" style:parent-style-name="Standard" style:list-style-name="L4">
      <style:paragraph-properties fo:margin-top="0in" fo:margin-bottom="0in" fo:break-before="auto" fo:break-after="auto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1" style:family="paragraph" style:parent-style-name="Standard" style:list-style-name="L8">
      <style:paragraph-properties fo:margin-top="0in" fo:margin-bottom="0in" fo:break-before="auto" fo:break-after="auto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2" style:family="paragraph" style:parent-style-name="Standard" style:list-style-name="L9">
      <style:paragraph-properties fo:margin-top="0in" fo:margin-bottom="0in" fo:break-before="auto" fo:break-after="auto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3" style:family="paragraph" style:parent-style-name="Standard" style:list-style-name="L3">
      <style:paragraph-properties fo:margin-top="0in" fo:margin-bottom="0in" fo:break-before="auto" fo:break-after="auto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4" style:family="paragraph" style:parent-style-name="Standard" style:list-style-name="L4">
      <style:paragraph-properties fo:margin-top="0in" fo:margin-bottom="0in" fo:line-height="100%" fo:text-align="end" style:justify-single-word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5" style:family="paragraph" style:parent-style-name="Standard" style:list-style-name="L4">
      <style:paragraph-properties fo:margin-top="0in" fo:margin-bottom="0in" fo:break-before="auto" fo:break-after="auto" style:writing-mode="lr-tb"/>
      <style:text-properties fo:font-size="10pt" style:font-size-asian="10pt" style:font-size-complex="10pt"/>
    </style:style>
    <style:style style:name="P26" style:family="paragraph" style:parent-style-name="Standard" style:list-style-name="L5">
      <style:paragraph-properties fo:margin-top="0in" fo:margin-bottom="0in" fo:break-before="auto" fo:break-after="auto" style:writing-mode="lr-tb"/>
      <style:text-properties fo:font-size="10pt" style:font-size-asian="10pt" style:font-size-complex="10pt"/>
    </style:style>
    <style:style style:name="P27" style:family="paragraph" style:parent-style-name="Standard" style:list-style-name="L7">
      <style:paragraph-properties fo:margin-top="0in" fo:margin-bottom="0in" fo:break-before="auto" fo:break-after="auto" style:writing-mode="lr-tb"/>
      <style:text-properties fo:font-size="10pt" style:font-size-asian="10pt" style:font-size-complex="10pt"/>
    </style:style>
    <style:style style:name="P28" style:family="paragraph" style:parent-style-name="Standard" style:list-style-name="L9">
      <style:paragraph-properties fo:margin-top="0in" fo:margin-bottom="0in" fo:break-before="auto" fo:break-after="auto" style:writing-mode="lr-tb"/>
      <style:text-properties fo:font-size="10pt" style:font-size-asian="10pt" style:font-size-complex="10pt"/>
    </style:style>
    <style:style style:name="P29" style:family="paragraph" style:parent-style-name="Standard" style:list-style-name="L3">
      <style:paragraph-properties fo:margin-top="0in" fo:margin-bottom="0in" fo:break-before="auto" fo:break-after="auto" style:writing-mode="lr-tb"/>
      <style:text-properties fo:font-size="10pt" style:font-size-asian="10pt" style:font-size-complex="10pt"/>
    </style:style>
    <style:style style:name="P30" style:family="paragraph" style:parent-style-name="Standard" style:list-style-name="L2">
      <style:paragraph-properties fo:margin-top="0in" fo:margin-bottom="0in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1" style:family="paragraph" style:parent-style-name="Standard" style:list-style-name="L4">
      <style:paragraph-properties fo:margin-top="0in" fo:margin-bottom="0in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2" style:family="paragraph" style:parent-style-name="Standard" style:list-style-name="L9">
      <style:paragraph-properties fo:margin-top="0in" fo:margin-bottom="0in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3" style:family="paragraph" style:parent-style-name="Standard" style:list-style-name="L8">
      <style:paragraph-properties fo:margin-top="0in" fo:margin-bottom="0in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4" style:family="paragraph" style:parent-style-name="Standard" style:list-style-name="L3">
      <style:paragraph-properties fo:margin-top="0in" fo:margin-bottom="0in" fo:text-align="start" style:justify-single-word="false" style:writing-mode="lr-tb"/>
      <style:text-properties style:font-name="Times New Roman" fo:font-size="10pt" fo:font-style="normal" style:font-name-asian="Times New Roman" style:font-size-asian="10pt" style:font-style-asian="normal" style:font-name-complex="Times New Roman" style:font-size-complex="10pt" style:font-style-complex="normal"/>
    </style:style>
    <style:style style:name="P35" style:family="paragraph" style:parent-style-name="Standard" style:list-style-name="L3">
      <style:paragraph-properties fo:margin-top="0in" fo:margin-bottom="0in" style:writing-mode="lr-tb"/>
      <style:text-properties fo:font-size="10pt" style:font-size-asian="10pt" style:font-size-complex="10pt"/>
    </style:style>
    <style:style style:name="P36" style:family="paragraph" style:parent-style-name="Standard" style:list-style-name="L4">
      <style:paragraph-properties fo:margin-top="0in" fo:margin-bottom="0in" style:writing-mode="lr-tb"/>
      <style:text-properties fo:font-size="10pt" style:font-size-asian="10pt" style:font-size-complex="10pt"/>
    </style:style>
    <style:style style:name="P37" style:family="paragraph" style:parent-style-name="Standard" style:list-style-name="L3">
      <style:paragraph-properties fo:margin-left="0in" fo:margin-right="0.0626in" fo:margin-top="0in" fo:margin-bottom="0in" fo:text-indent="0in" style:auto-text-indent="false" fo:break-before="auto" fo:break-after="auto" style:writing-mode="lr-tb"/>
      <style:text-properties fo:font-size="10pt" style:font-size-asian="10pt" style:font-size-complex="10pt"/>
    </style:style>
    <style:style style:name="P38" style:family="paragraph" style:parent-style-name="Standard" style:list-style-name="L8">
      <style:paragraph-properties fo:margin-left="0in" fo:margin-right="0.0626in" fo:margin-top="0in" fo:margin-bottom="0in" fo:text-indent="0in" style:auto-text-indent="false" fo:break-before="auto" fo:break-after="auto" style:writing-mode="lr-tb"/>
      <style:text-properties fo:font-size="10pt" style:font-size-asian="10pt" style:font-size-complex="10pt"/>
    </style:style>
    <style:style style:name="P39" style:family="paragraph" style:parent-style-name="Standard" style:list-style-name="L4">
      <style:paragraph-properties fo:margin-left="0in" fo:margin-right="0.0626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40" style:family="paragraph" style:parent-style-name="Standard">
      <style:paragraph-properties fo:margin-left="0in" fo:margin-right="0.0626in" fo:margin-top="0in" fo:margin-bottom="0in" fo:text-indent="0in" style:auto-text-indent="false" fo:break-before="auto" fo:break-after="auto" style:writing-mode="lr-tb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41" style:family="paragraph" style:parent-style-name="Standard" style:list-style-name="L4">
      <style:paragraph-properties fo:margin-left="0in" fo:margin-right="0.0626in" fo:margin-top="0in" fo:margin-bottom="0in" fo:text-indent="0in" style:auto-text-indent="false" fo:break-before="auto" fo:break-after="auto" style:writing-mode="lr-tb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42" style:family="paragraph" style:parent-style-name="Standard" style:list-style-name="L4">
      <style:paragraph-properties fo:margin-left="0in" fo:margin-right="0.0626in" fo:margin-top="0in" fo:margin-bottom="0in" fo:text-indent="0in" style:auto-text-indent="false" style:writing-mode="lr-tb"/>
      <style:text-properties style:font-name="Times New Roman" fo:font-size="10pt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43" style:family="paragraph" style:parent-style-name="Standard">
      <style:paragraph-properties fo:margin-left="0in" fo:margin-right="0.0626in" fo:margin-top="0in" fo:margin-bottom="0in" fo:text-indent="0in" style:auto-text-indent="false" style:writing-mode="lr-tb"/>
      <style:text-properties fo:font-size="10pt" style:font-size-asian="10pt" style:font-size-complex="10pt"/>
    </style:style>
    <style:style style:name="P44" style:family="paragraph" style:parent-style-name="Standard" style:list-style-name="L3">
      <style:paragraph-properties fo:margin-left="0in" fo:margin-right="0.0626in" fo:margin-top="0in" fo:margin-bottom="0in" fo:text-indent="0in" style:auto-text-indent="false" style:writing-mode="lr-tb"/>
      <style:text-properties fo:font-size="10pt" style:font-size-asian="10pt" style:font-size-complex="10pt"/>
    </style:style>
    <style:style style:name="P45" style:family="paragraph" style:parent-style-name="Standard">
      <style:paragraph-properties fo:margin-left="0in" fo:margin-right="0.0626in" fo:margin-top="0in" fo:margin-bottom="0in" fo:text-align="center" style:justify-single-word="false" fo:text-indent="0in" style:auto-text-indent="false" style:writing-mode="lr-tb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style:text-underline-style="solid" style:text-underline-width="auto" style:text-underline-color="font-color" fo:font-weight="bold" style:font-name-asian="Times New Roman" style:font-weight-asian="bold" style:font-name-complex="Times New Roman" style:font-weight-complex="bold"/>
    </style:style>
    <style:style style:name="T4" style:family="tex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T5" style:family="text">
      <style:text-properties style:font-name="Times New Roman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7" style:family="text">
      <style:text-properties style:font-name="Times New Roman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8" style:family="text">
      <style:text-properties style:font-name="Times New Roman" fo:font-style="normal" style:font-name-asian="Times New Roman" style:font-style-asian="normal" style:font-name-complex="Times New Roman" style:font-style-complex="normal"/>
    </style:style>
    <style:style style:name="T9" style:family="text"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0" style:family="text">
      <style:text-properties fo:color="#000000" style:text-line-through-style="none" style:font-name="Times New Roman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11" style:family="text">
      <style:text-properties fo:color="#000000" style:text-line-through-style="none" style:font-name="Times New Roman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"><text:span text:style-name="T1">Christopher</text:span><text:span text:style-name="T1"> </text:span><text:span text:style-name="T1">J</text:span><text:span text:style-name="T1">. </text:span><text:span text:style-name="T1">McDonald</text:span></text:p>
      <text:p text:style-name="P1"><text:span text:style-name="T2">Email: </text:span><text:a xlink:type="simple" xlink:href="mailto:xwraithanx@gmail.com"><text:span text:style-name="T2">xwraithanx@gmail.com</text:span></text:a></text:p>
      <text:p text:style-name="P12"><text:span text:style-name="T2">Web-based Resume: </text:span><text:a xlink:type="simple" xlink:href="http://wraithan.readthedocs.org/"><text:span text:style-name="T2">http://wraithan.readthedocs.org/</text:span></text:a></text:p>
      <text:p text:style-name="P12"/>
      <text:p text:style-name="P5">MISSION:</text:p>
      <text:p text:style-name="P2"><text:s text:c="4"/>Write open source software in order to make the software community and, more generally, society better than how I found it.</text:p>
      <text:p text:style-name="P13"/>
      <text:p text:style-name="P9"><text:span text:style-name="T3">TECHNICAL SKILLS:</text:span></text:p>
      <text:p text:style-name="P9"><text:span text:style-name="T4"><text:s text:c="4"/></text:span><text:span text:style-name="T7">Programming Languages:</text:span></text:p>
      <text:list xml:id="list1944638793" text:style-name="L2">
        <text:list-item>
          <text:p text:style-name="P19"><text:span text:style-name="T12">5+</text:span> years experience with Python, JavaScript, and SQL</text:p>
        </text:list-item>
        <text:list-item>
          <text:p text:style-name="P19"><text:span text:style-name="T12">2+</text:span> years experience with C++, Perl, PHP, Java, and Lua</text:p>
        </text:list-item>
        <text:list-item>
          <text:p text:style-name="P19"><text:span text:style-name="T12">1+</text:span> years experience with Haskell, C, and C#</text:p>
        </text:list-item>
        <text:list-item>
          <text:p text:style-name="P30">Have played with many others including Common Lisp, Ruby, Go, and Clojure</text:p>
        </text:list-item>
      </text:list>
      <text:p text:style-name="P14"><text:s text:c="4"/><text:span text:style-name="T14">Databases:</text:span></text:p>
      <text:list xml:id="list1089444970" text:style-name="L3">
        <text:list-item>
          <text:p text:style-name="P34"><text:span text:style-name="T12">3+</text:span> years experience with PostgreSQL</text:p>
        </text:list-item>
        <text:list-item>
          <text:p text:style-name="P34"><text:span text:style-name="T12">2+</text:span> years experience with MySQL and Redis</text:p>
          <text:p text:style-name="P37"><text:span text:style-name="T5"><text:s text:c="4"/></text:span><text:span text:style-name="T7">Platforms:</text:span></text:p>
        </text:list-item>
        <text:list-item>
          <text:p text:style-name="P23">Developed on Linux, OSX, and Windows</text:p>
        </text:list-item>
        <text:list-item>
          <text:p text:style-name="P29"><text:span text:style-name="T2">Experience deploying to a variety of Linux distributions</text:span></text:p>
          <text:p text:style-name="P44"><text:span text:style-name="T7"><text:s text:c="4"/>Software:</text:span></text:p>
        </text:list-item>
        <text:list-item>
          <text:p text:style-name="P35"><text:span text:style-name="T8">Experienced with a large variety of VCSs, issue trackers, and project management software</text:span></text:p>
          <text:p text:style-name="P35"><text:span text:style-name="T8"/></text:p>
        </text:list-item>
      </text:list>
      <text:p text:style-name="P5">JOB EXPERIENCE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6">Aquameta LLC, Portland OR</text:p>
          </table:table-cell>
          <table:table-cell table:style-name="Table1.A1" office:value-type="string">
            <text:p text:style-name="P7">March 10 – Feb 12</text:p>
          </table:table-cell>
        </table:table-row>
      </table:table>
      <text:p text:style-name="P4"><text:s text:c="4"/><text:span text:style-name="T13">Senior Software Developer</text:span></text:p>
      <text:list xml:id="list954911180" text:style-name="L4">
        <text:list-item>
          <text:p text:style-name="P20">Helped to implement, maintain, and extend a large Django application that powered 3 sites.</text:p>
        </text:list-item>
        <text:list-item>
          <text:p text:style-name="P31">Utilized large amounts of caching and offloading using Redis and Celery.</text:p>
        </text:list-item>
        <text:list-item>
          <text:p text:style-name="P31">Upgraded Django between major version twice. From 1.1 to 1.2 and 1.2 to 1.3.</text:p>
        </text:list-item>
        <text:list-item>
          <text:p text:style-name="P31">Pushed for large amounts of testing, resulting in hundreds of unit and integration tests being written and maintained.</text:p>
        </text:list-item>
        <text:list-item>
          <text:p text:style-name="P31">Wrote and maintained one click deployment scripts using Fabric.</text:p>
        </text:list-item>
        <text:list-item>
          <text:p text:style-name="P31">Interfaced with clients regularly to gather and clarify requirements for features.</text:p>
          <text:p text:style-name="P42"/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list xml:id="list1744787239" text:continue-numbering="true" text:style-name="L4">
              <text:list-header>
                <text:p text:style-name="P39">Parthenon Software Group, Portland OR</text:p>
              </text:list-header>
            </text:list>
          </table:table-cell>
          <table:table-cell table:style-name="Table2.A1" office:value-type="string">
            <text:list xml:id="list514038247" text:continue-numbering="true" text:style-name="L4">
              <text:list-header>
                <text:p text:style-name="P24">Sept 09 – Nov 09</text:p>
              </text:list-header>
            </text:list>
          </table:table-cell>
        </table:table-row>
      </table:table>
      <text:list xml:id="list2025701254" text:continue-numbering="true" text:style-name="L4">
        <text:list-header>
          <text:p text:style-name="P41"><text:s text:c="4"/><text:span text:style-name="T13">Software Developer</text:span></text:p>
        </text:list-header>
        <text:list-item>
          <text:p text:style-name="P20">Updated unit tests, allowing for more confidence that the application was correct.</text:p>
        </text:list-item>
        <text:list-item>
          <text:p text:style-name="P20">Met with clients to discuss and advise on what course to take for re-designing their software.</text:p>
        </text:list-item>
        <text:list-item>
          <text:p text:style-name="P25"><text:span text:style-name="T2">Implemented feature requests, fixing existing bugs in the module while adding the feature,</text:span> <text:span text:style-name="T2">resulting in cleaner, better documented code.</text:span></text:p>
          <text:p text:style-name="P36"><text:span text:style-name="T2"/></text:p>
        </text:list-item>
      </text:list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0"><text:span text:style-name="T10">Criticalpath</text:span><text:span text:style-name="T10"> </text:span><text:span text:style-name="T10">Software</text:span><text:span text:style-name="T10">, </text:span><text:span text:style-name="T10">Portland</text:span><text:span text:style-name="T9"> </text:span><text:span text:style-name="T10">OR</text:span></text:p>
          </table:table-cell>
          <table:table-cell table:style-name="Table4.A1" office:value-type="string">
            <text:p text:style-name="P11"><text:span text:style-name="T10">May</text:span><text:span text:style-name="T10"> 08 - </text:span><text:span text:style-name="T10">Aug</text:span><text:span text:style-name="T10"> 08</text:span></text:p>
          </table:table-cell>
        </table:table-row>
      </table:table>
      <text:p text:style-name="P3"><text:s text:c="4"/><text:span text:style-name="T13">QA Tester</text:span></text:p>
      <text:list xml:id="list1145782941" text:style-name="L5">
        <text:list-item>
          <text:p text:style-name="P26"><text:span text:style-name="T2">Wrote</text:span><text:span text:style-name="T2"> </text:span><text:span text:style-name="T2">and</text:span><text:span text:style-name="T2"> </text:span><text:span text:style-name="T2">executed</text:span><text:span text:style-name="T2"> </text:span><text:span text:style-name="T2">test</text:span><text:span text:style-name="T2"> </text:span><text:span text:style-name="T2">plans</text:span><text:span text:style-name="T2">, </text:span><text:span text:style-name="T2">tracking</text:span><text:span text:style-name="T2"> </text:span><text:span text:style-name="T2">progress</text:span><text:span text:style-name="T2"> </text:span><text:span text:style-name="T2">and</text:span><text:span text:style-name="T2"> </text:span><text:span text:style-name="T2">reporting</text:span><text:span text:style-name="T2"> </text:span><text:span text:style-name="T2">defects</text:span><text:span text:style-name="T2">.</text:span></text:p>
        </text:list-item>
        <text:list-item>
          <text:p text:style-name="P26"><text:span text:style-name="T2">Worked</text:span><text:span text:style-name="T2"> </text:span><text:span text:style-name="T2">with</text:span><text:span text:style-name="T2"> </text:span><text:span text:style-name="T2">a</text:span><text:span text:style-name="T2"> </text:span><text:span text:style-name="T2">team</text:span><text:span text:style-name="T2"> </text:span><text:span text:style-name="T2">to</text:span><text:span text:style-name="T2"> </text:span><text:span text:style-name="T2">decide</text:span><text:span text:style-name="T2"> </text:span><text:span text:style-name="T2">on</text:span><text:span text:style-name="T2"> </text:span><text:span text:style-name="T2">software</text:span><text:span text:style-name="T2"> </text:span><text:span text:style-name="T2">milestones</text:span><text:span text:style-name="T2"> </text:span><text:span text:style-name="T2">and</text:span><text:span text:style-name="T2"> </text:span><text:span text:style-name="T2">requirements</text:span><text:span text:style-name="T2">.</text:span></text:p>
        </text:list-item>
        <text:list-item>
          <text:p text:style-name="P26"><text:span text:style-name="T2">Set</text:span><text:span text:style-name="T2"> </text:span><text:span text:style-name="T2">up</text:span><text:span text:style-name="T2"> </text:span><text:span text:style-name="T2">many</text:span><text:span text:style-name="T2"> </text:span><text:span text:style-name="T2">different</text:span><text:span text:style-name="T2"> </text:span><text:span text:style-name="T2">hardware</text:span><text:span text:style-name="T2">/</text:span><text:span text:style-name="T2">software</text:span><text:span text:style-name="T2"> </text:span><text:span text:style-name="T2">configurations</text:span><text:span text:style-name="T2"> </text:span><text:span text:style-name="T2">for</text:span><text:span text:style-name="T2"> </text:span><text:span text:style-name="T2">testing</text:span><text:span text:style-name="T2">.</text:span></text:p>
        </text:list-item>
        <text:list-item>
          <text:p text:style-name="P26"><text:span text:style-name="T2">Wrote</text:span><text:span text:style-name="T2"> </text:span><text:span text:style-name="T2">a</text:span><text:span text:style-name="T2"> </text:span><text:span text:style-name="T2">tool</text:span><text:span text:style-name="T2"> </text:span><text:span text:style-name="T2">using</text:span><text:span text:style-name="T2"> </text:span><text:span text:style-name="T2">C</text:span><text:span text:style-name="T2">++ </text:span><text:span text:style-name="T2">to</text:span><text:span text:style-name="T2"> </text:span><text:span text:style-name="T2">generate</text:span><text:span text:style-name="T2"> </text:span><text:span text:style-name="T2">data</text:span><text:span text:style-name="T2"> </text:span><text:span text:style-name="T2">for</text:span><text:span text:style-name="T2"> </text:span><text:span text:style-name="T2">testing</text:span><text:span text:style-name="T2">.</text:span></text:p>
        </text:list-item>
        <text:list-item>
          <text:p text:style-name="P26"><text:span text:style-name="T2">Assist</text:span><text:span text:style-name="T2"> </text:span><text:span text:style-name="T2">in</text:span><text:span text:style-name="T2"> </text:span><text:span text:style-name="T2">delegation</text:span><text:span text:style-name="T2"> </text:span><text:span text:style-name="T2">of</text:span><text:span text:style-name="T2"> </text:span><text:span text:style-name="T2">various</text:span><text:span text:style-name="T2"> </text:span><text:span text:style-name="T2">portions</text:span><text:span text:style-name="T2"> </text:span><text:span text:style-name="T2">of</text:span><text:span text:style-name="T2"> </text:span><text:span text:style-name="T2">testing</text:span><text:span text:style-name="T2"> </text:span><text:span text:style-name="T2">to</text:span><text:span text:style-name="T2"> </text:span><text:span text:style-name="T2">help</text:span><text:span text:style-name="T2"> </text:span><text:span text:style-name="T2">train</text:span><text:span text:style-name="T2"> </text:span><text:span text:style-name="T2">new</text:span><text:span text:style-name="T2"> </text:span><text:span text:style-name="T2">members</text:span><text:span text:style-name="T2"> </text:span><text:span text:style-name="T2">of</text:span><text:span text:style-name="T2"> </text:span><text:span text:style-name="T2">the</text:span><text:span text:style-name="T2"> </text:span><text:span text:style-name="T2">team</text:span><text:span text:style-name="T2"> </text:span><text:span text:style-name="T2">prior</text:span><text:span text:style-name="T2"> </text:span><text:span text:style-name="T2">to</text:span><text:span text:style-name="T2"> </text:span><text:span text:style-name="T2">product</text:span><text:span text:style-name="T2"> </text:span><text:span text:style-name="T2">release</text:span><text:span text:style-name="T2">.</text:span></text:p>
        </text:list-item>
      </text:list>
      <text:p text:style-name="P4"><text:soft-page-break/></text:p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10"><text:span text:style-name="T10">Transim</text:span><text:span text:style-name="T10"> </text:span><text:span text:style-name="T10">Technology</text:span><text:span text:style-name="T10">, </text:span><text:span text:style-name="T10">Portland</text:span><text:span text:style-name="T10"> </text:span><text:span text:style-name="T10">OR</text:span></text:p>
          </table:table-cell>
          <table:table-cell table:style-name="Table7.A1" office:value-type="string">
            <text:p text:style-name="P11"><text:span text:style-name="T10">Dec</text:span><text:span text:style-name="T10"> 05 - </text:span><text:span text:style-name="T10">Aug</text:span><text:span text:style-name="T10"> 06</text:span></text:p>
          </table:table-cell>
        </table:table-row>
      </table:table>
      <text:p text:style-name="P10"><text:span text:style-name="T6"><text:s text:c="4"/></text:span><text:span text:style-name="T7">Intern SW Developer</text:span></text:p>
      <text:list xml:id="list1347246636" text:style-name="L7">
        <text:list-item>
          <text:p text:style-name="P27"><text:span text:style-name="T2">Cleaned</text:span><text:span text:style-name="T2"> </text:span><text:span text:style-name="T2">up</text:span><text:span text:style-name="T2"> </text:span><text:span text:style-name="T2">and</text:span><text:span text:style-name="T2"> </text:span><text:span text:style-name="T2">maintained</text:span><text:span text:style-name="T2"> </text:span><text:span text:style-name="T2">several</text:span><text:span text:style-name="T2"> </text:span><text:span text:style-name="T2">in</text:span><text:span text:style-name="T2">-</text:span><text:span text:style-name="T2">house</text:span><text:span text:style-name="T2"> </text:span><text:span text:style-name="T2">tools</text:span><text:span text:style-name="T2"> </text:span><text:span text:style-name="T2">written</text:span><text:span text:style-name="T2"> </text:span><text:span text:style-name="T2">in</text:span><text:span text:style-name="T2"> </text:span><text:span text:style-name="T2">Perl</text:span><text:span text:style-name="T2">, </text:span><text:span text:style-name="T2">Java</text:span><text:span text:style-name="T2">, </text:span><text:span text:style-name="T2">and</text:span><text:span text:style-name="T2"> </text:span><text:span text:style-name="T2">PHP</text:span><text:span text:style-name="T2"> </text:span><text:span text:style-name="T2">for</text:span><text:span text:style-name="T2"> </text:span><text:span text:style-name="T2">processing</text:span> <text:span text:style-name="T2">and</text:span><text:span text:style-name="T2"> </text:span><text:span text:style-name="T2">displaying</text:span><text:span text:style-name="T2"> </text:span><text:span text:style-name="T2">circuit</text:span><text:span text:style-name="T2"> </text:span><text:span text:style-name="T2">schematics</text:span><text:span text:style-name="T2">.</text:span></text:p>
        </text:list-item>
        <text:list-item>
          <text:p text:style-name="P27"><text:span text:style-name="T2">Created</text:span><text:span text:style-name="T2"> </text:span><text:span text:style-name="T2">a</text:span><text:span text:style-name="T2"> </text:span><text:span text:style-name="T2">GUI</text:span><text:span text:style-name="T2"> </text:span><text:span text:style-name="T2">for</text:span><text:span text:style-name="T2"> </text:span><text:span text:style-name="T2">two</text:span><text:span text:style-name="T2"> </text:span><text:span text:style-name="T2">of</text:span><text:span text:style-name="T2"> </text:span><text:span text:style-name="T2">the</text:span><text:span text:style-name="T2"> </text:span><text:span text:style-name="T2">in</text:span><text:span text:style-name="T2">-</text:span><text:span text:style-name="T2">house</text:span><text:span text:style-name="T2"> </text:span><text:span text:style-name="T2">tools</text:span><text:span text:style-name="T2"> </text:span><text:span text:style-name="T2">so</text:span><text:span text:style-name="T2"> </text:span><text:span text:style-name="T2">that</text:span><text:span text:style-name="T2"> </text:span><text:span text:style-name="T2">non</text:span><text:span text:style-name="T2">-</text:span><text:span text:style-name="T2">technical</text:span><text:span text:style-name="T2"> </text:span><text:span text:style-name="T2">staff</text:span><text:span text:style-name="T2"> </text:span><text:span text:style-name="T2">could</text:span><text:span text:style-name="T2"> </text:span><text:span text:style-name="T2">assist</text:span><text:span text:style-name="T2"> </text:span><text:span text:style-name="T2">in</text:span><text:span text:style-name="T2"> </text:span><text:span text:style-name="T2">processing</text:span> <text:span text:style-name="T2">schematics</text:span><text:span text:style-name="T2"> </text:span><text:span text:style-name="T2">that</text:span><text:span text:style-name="T2"> </text:span><text:span text:style-name="T2">needed</text:span><text:span text:style-name="T2"> </text:span><text:span text:style-name="T2">human</text:span><text:span text:style-name="T2"> </text:span><text:span text:style-name="T2">interaction</text:span><text:span text:style-name="T2">.</text:span></text:p>
        </text:list-item>
        <text:list-item>
          <text:p text:style-name="P27"><text:span text:style-name="T2">Implemented</text:span><text:span text:style-name="T2"> </text:span><text:span text:style-name="T2">a</text:span><text:span text:style-name="T2"> </text:span><text:span text:style-name="T2">secure</text:span><text:span text:style-name="T2"> </text:span><text:span text:style-name="T2">login</text:span><text:span text:style-name="T2"> </text:span><text:span text:style-name="T2">system</text:span><text:span text:style-name="T2"> </text:span><text:span text:style-name="T2">with</text:span><text:span text:style-name="T2"> </text:span><text:span text:style-name="T2">detailed</text:span><text:span text:style-name="T2"> </text:span><text:span text:style-name="T2">permission</text:span><text:span text:style-name="T2"> </text:span><text:span text:style-name="T2">setup</text:span><text:span text:style-name="T2">.</text:span></text:p>
        </text:list-item>
        <text:list-item>
          <text:p text:style-name="P27"><text:span text:style-name="T2">Documented</text:span><text:span text:style-name="T2"> </text:span><text:span text:style-name="T2">all</text:span><text:span text:style-name="T2"> </text:span><text:span text:style-name="T2">of</text:span><text:span text:style-name="T2"> </text:span><text:span text:style-name="T2">the</text:span><text:span text:style-name="T2"> </text:span><text:span text:style-name="T2">above</text:span><text:span text:style-name="T2"> </text:span><text:span text:style-name="T2">mentioned</text:span><text:span text:style-name="T2"> </text:span><text:span text:style-name="T2">work</text:span><text:span text:style-name="T2">, </text:span><text:span text:style-name="T2">along</text:span><text:span text:style-name="T2"> </text:span><text:span text:style-name="T2">with</text:span><text:span text:style-name="T2"> </text:span><text:span text:style-name="T2">a</text:span><text:span text:style-name="T2"> </text:span><text:span text:style-name="T2">large</text:span><text:span text:style-name="T2"> </text:span><text:span text:style-name="T2">portion</text:span><text:span text:style-name="T2"> </text:span><text:span text:style-name="T2">of</text:span><text:span text:style-name="T2"> </text:span><text:span text:style-name="T2">a</text:span><text:span text:style-name="T2"> </text:span><text:span text:style-name="T2">Java</text:span><text:span text:style-name="T2"> </text:span><text:span text:style-name="T2">based</text:span><text:span text:style-name="T2"> </text:span><text:span text:style-name="T2">webserver</text:span> <text:span text:style-name="T2">back</text:span><text:span text:style-name="T2">-</text:span><text:span text:style-name="T2">end</text:span><text:span text:style-name="T2">.</text:span></text:p>
        </text:list-item>
      </text:list>
      <text:p text:style-name="P5"/>
      <text:p text:style-name="P13"><text:span text:style-name="T15">GROUPS &amp; AFFILIATIONS:</text:span></text:p>
      <text:p text:style-name="P40"><text:s text:c="4"/><text:span text:style-name="T13">SE Portland Coder's Night</text:span></text:p>
      <text:list xml:id="list205511996" text:style-name="L8">
        <text:list-item>
          <text:p text:style-name="P21">A user group that I founded and organize that meets every week to work on projects, discuss technology and generally be social.</text:p>
          <text:p text:style-name="P38"><text:span text:style-name="T7"><text:s text:c="4"/>PDX Python</text:span></text:p>
        </text:list-item>
        <text:list-item>
          <text:p text:style-name="P33">A user group of Python Developers that meet once a month to discuss various projects and libraries. I occasionally give talks at this.</text:p>
        </text:list-item>
      </text:list>
      <text:p text:style-name="P3"/>
      <text:p text:style-name="P9"><text:span text:style-name="T3">PERSONAL</text:span><text:span text:style-name="T3"> </text:span><text:span text:style-name="T3">PROJECTS</text:span><text:span text:style-name="T3">:</text:span></text:p>
      <text:list xml:id="list985287108" text:style-name="L9">
        <text:list-item>
          <text:p text:style-name="P22">Contribute to and help support Read the Docs, a site for hosting software documentation written in Django.</text:p>
        </text:list-item>
        <text:list-item>
          <text:p text:style-name="P32">Wrote an IRC bot using micro-services, a custom protocol, and using Redis's pub/sub for a communication transport.</text:p>
        </text:list-item>
        <text:list-item>
          <text:p text:style-name="P32">Participated in aichallenge.org's competition with an entry written in Python using PyPy.</text:p>
        </text:list-item>
        <text:list-item>
          <text:p text:style-name="P22">Battery monitor plug-in for XMobar written in Haskell to learn the language and help an open source project.</text:p>
        </text:list-item>
        <text:list-item>
          <text:p text:style-name="P28"><text:span text:style-name="T2">Contributed to an open source game engine written in lisp by making how primitives are drawn a bit more intuitive and map more directly to how the underlying OpenGL implementation does it.</text:span></text:p>
        </text:list-item>
      </text:list>
      <text:p text:style-name="P43"><text:span text:style-name="T2"/></text:p>
      <text:p text:style-name="P43"><text:span text:style-name="T2"/></text:p>
      <text:p text:style-name="P45"><text:span text:style-name="T2">References are available upon reque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.0626in" fo:margin-right="0.0626in" fo:margin-top="0.0626in" fo:margin-bottom="0.0626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="100%" fo:margin-left="0in" fo:margin-right="0in" fo:margin-top="0.1665in" fo:margin-bottom="0.1665in" fo:text-indent="0in" style:auto-text-indent="false" fo:break-before="auto" fo:break-after="auto" style:writing-mode="lr-tb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Heading_20_2" style:display-name="Heading 2" style:family="paragraph" style:parent-style-name="Standard" style:class="text">
      <style:paragraph-properties fo:margin="100%" fo:margin-left="0in" fo:margin-right="0in" fo:margin-top="0.1563in" fo:margin-bottom="0.1563in" fo:text-indent="0in" style:auto-text-indent="false" fo:break-before="auto" fo:break-after="auto" style:writing-mode="lr-tb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Standard" style:class="text">
      <style:paragraph-properties fo:margin="100%" fo:margin-left="0in" fo:margin-right="0in" fo:margin-top="0.1665in" fo:margin-bottom="0.1665in" fo:text-indent="0in" style:auto-text-indent="false" fo:break-before="auto" fo:break-after="auto"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Heading_20_4" style:display-name="Heading 4" style:family="paragraph" style:parent-style-name="Standard" style:class="text">
      <style:paragraph-properties fo:margin="100%" fo:margin-left="0in" fo:margin-right="0in" fo:margin-top="0.1772in" fo:margin-bottom="0.1772in" fo:text-indent="0in" style:auto-text-indent="false" fo:break-before="auto" fo:break-after="auto" style:writing-mode="lr-tb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Heading_20_5" style:display-name="Heading 5" style:family="paragraph" style:parent-style-name="Standard" style:class="text">
      <style:paragraph-properties fo:margin="100%" fo:margin-left="0in" fo:margin-right="0in" fo:margin-top="0.1772in" fo:margin-bottom="0.1772in" fo:text-indent="0in" style:auto-text-indent="false" fo:break-before="auto" fo:break-after="auto" style:writing-mode="lr-tb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Heading_20_6" style:display-name="Heading 6" style:family="paragraph" style:parent-style-name="Standard" style:class="text">
      <style:paragraph-properties fo:margin="100%" fo:margin-left="0in" fo:margin-right="0in" fo:margin-top="0.25in" fo:margin-bottom="0.25in" fo:text-indent="0in" style:auto-text-indent="false" fo:break-before="auto" fo:break-after="auto" style:writing-mode="lr-tb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/>
        <style:text-properties style:font-name="Arial"/>
      </text:list-level-style-bullet>
      <text:list-level-style-bullet text:level="2" text:style-name="List1Level1" text:bullet-char="○">
        <style:list-level-properties text:space-before="0.75in"/>
        <style:text-properties style:font-name="Arial"/>
      </text:list-level-style-bullet>
      <text:list-level-style-bullet text:level="3" text:style-name="List1Level2" text:bullet-char="■">
        <style:list-level-properties fo:text-align="end"/>
        <style:text-properties style:font-name="Arial"/>
      </text:list-level-style-bullet>
      <text:list-level-style-bullet text:level="4" text:style-name="List1Level3" text:bullet-char="■">
        <style:list-level-properties text:space-before="1.75in"/>
        <style:text-properties style:font-name="Arial"/>
      </text:list-level-style-bullet>
      <text:list-level-style-bullet text:level="5" text:style-name="List1Level4" text:bullet-char="■">
        <style:list-level-properties text:space-before="2.25in"/>
        <style:text-properties style:font-name="Arial"/>
      </text:list-level-style-bullet>
      <text:list-level-style-bullet text:level="6" text:style-name="List1Level5" text:bullet-char="■">
        <style:list-level-properties fo:text-align="end"/>
        <style:text-properties style:font-name="Arial"/>
      </text:list-level-style-bullet>
      <text:list-level-style-bullet text:level="7" text:style-name="List1Level6" text:bullet-char="■">
        <style:list-level-properties text:space-before="3.25in"/>
        <style:text-properties style:font-name="Arial"/>
      </text:list-level-style-bullet>
      <text:list-level-style-bullet text:level="8" text:style-name="List1Level7" text:bullet-char="■">
        <style:list-level-properties text:space-before="3.75in"/>
        <style:text-properties style:font-name="Arial"/>
      </text:list-level-style-bullet>
      <text:list-level-style-bullet text:level="9" text:style-name="List1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/>
        <style:text-properties style:font-name="Arial"/>
      </text:list-level-style-bullet>
      <text:list-level-style-bullet text:level="2" text:style-name="List2Level1" text:bullet-char="○">
        <style:list-level-properties text:space-before="0.75in"/>
        <style:text-properties style:font-name="Arial"/>
      </text:list-level-style-bullet>
      <text:list-level-style-bullet text:level="3" text:style-name="List2Level2" text:bullet-char="■">
        <style:list-level-properties fo:text-align="end"/>
        <style:text-properties style:font-name="Arial"/>
      </text:list-level-style-bullet>
      <text:list-level-style-bullet text:level="4" text:style-name="List2Level3" text:bullet-char="■">
        <style:list-level-properties text:space-before="1.75in"/>
        <style:text-properties style:font-name="Arial"/>
      </text:list-level-style-bullet>
      <text:list-level-style-bullet text:level="5" text:style-name="List2Level4" text:bullet-char="■">
        <style:list-level-properties text:space-before="2.25in"/>
        <style:text-properties style:font-name="Arial"/>
      </text:list-level-style-bullet>
      <text:list-level-style-bullet text:level="6" text:style-name="List2Level5" text:bullet-char="■">
        <style:list-level-properties fo:text-align="end"/>
        <style:text-properties style:font-name="Arial"/>
      </text:list-level-style-bullet>
      <text:list-level-style-bullet text:level="7" text:style-name="List2Level6" text:bullet-char="■">
        <style:list-level-properties text:space-before="3.25in"/>
        <style:text-properties style:font-name="Arial"/>
      </text:list-level-style-bullet>
      <text:list-level-style-bullet text:level="8" text:style-name="List2Level7" text:bullet-char="■">
        <style:list-level-properties text:space-before="3.75in"/>
        <style:text-properties style:font-name="Arial"/>
      </text:list-level-style-bullet>
      <text:list-level-style-bullet text:level="9" text:style-name="List2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/>
        <style:text-properties style:font-name="Arial"/>
      </text:list-level-style-bullet>
      <text:list-level-style-bullet text:level="2" text:style-name="List3Level1" text:bullet-char="○">
        <style:list-level-properties text:space-before="0.75in"/>
        <style:text-properties style:font-name="Arial"/>
      </text:list-level-style-bullet>
      <text:list-level-style-bullet text:level="3" text:style-name="List3Level2" text:bullet-char="■">
        <style:list-level-properties fo:text-align="end"/>
        <style:text-properties style:font-name="Arial"/>
      </text:list-level-style-bullet>
      <text:list-level-style-bullet text:level="4" text:style-name="List3Level3" text:bullet-char="■">
        <style:list-level-properties text:space-before="1.75in"/>
        <style:text-properties style:font-name="Arial"/>
      </text:list-level-style-bullet>
      <text:list-level-style-bullet text:level="5" text:style-name="List3Level4" text:bullet-char="■">
        <style:list-level-properties text:space-before="2.25in"/>
        <style:text-properties style:font-name="Arial"/>
      </text:list-level-style-bullet>
      <text:list-level-style-bullet text:level="6" text:style-name="List3Level5" text:bullet-char="■">
        <style:list-level-properties fo:text-align="end"/>
        <style:text-properties style:font-name="Arial"/>
      </text:list-level-style-bullet>
      <text:list-level-style-bullet text:level="7" text:style-name="List3Level6" text:bullet-char="■">
        <style:list-level-properties text:space-before="3.25in"/>
        <style:text-properties style:font-name="Arial"/>
      </text:list-level-style-bullet>
      <text:list-level-style-bullet text:level="8" text:style-name="List3Level7" text:bullet-char="■">
        <style:list-level-properties text:space-before="3.75in"/>
        <style:text-properties style:font-name="Arial"/>
      </text:list-level-style-bullet>
      <text:list-level-style-bullet text:level="9" text:style-name="List3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25in"/>
        <style:text-properties style:font-name="Arial"/>
      </text:list-level-style-bullet>
      <text:list-level-style-bullet text:level="2" text:style-name="List4Level1" text:bullet-char="○">
        <style:list-level-properties text:space-before="0.75in"/>
        <style:text-properties style:font-name="Arial"/>
      </text:list-level-style-bullet>
      <text:list-level-style-bullet text:level="3" text:style-name="List4Level2" text:bullet-char="■">
        <style:list-level-properties fo:text-align="end"/>
        <style:text-properties style:font-name="Arial"/>
      </text:list-level-style-bullet>
      <text:list-level-style-bullet text:level="4" text:style-name="List4Level3" text:bullet-char="■">
        <style:list-level-properties text:space-before="1.75in"/>
        <style:text-properties style:font-name="Arial"/>
      </text:list-level-style-bullet>
      <text:list-level-style-bullet text:level="5" text:style-name="List4Level4" text:bullet-char="■">
        <style:list-level-properties text:space-before="2.25in"/>
        <style:text-properties style:font-name="Arial"/>
      </text:list-level-style-bullet>
      <text:list-level-style-bullet text:level="6" text:style-name="List4Level5" text:bullet-char="■">
        <style:list-level-properties fo:text-align="end"/>
        <style:text-properties style:font-name="Arial"/>
      </text:list-level-style-bullet>
      <text:list-level-style-bullet text:level="7" text:style-name="List4Level6" text:bullet-char="■">
        <style:list-level-properties text:space-before="3.25in"/>
        <style:text-properties style:font-name="Arial"/>
      </text:list-level-style-bullet>
      <text:list-level-style-bullet text:level="8" text:style-name="List4Level7" text:bullet-char="■">
        <style:list-level-properties text:space-before="3.75in"/>
        <style:text-properties style:font-name="Arial"/>
      </text:list-level-style-bullet>
      <text:list-level-style-bullet text:level="9" text:style-name="List4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25in"/>
        <style:text-properties style:font-name="Arial"/>
      </text:list-level-style-bullet>
      <text:list-level-style-bullet text:level="2" text:style-name="List5Level1" text:bullet-char="○">
        <style:list-level-properties text:space-before="0.75in"/>
        <style:text-properties style:font-name="Arial"/>
      </text:list-level-style-bullet>
      <text:list-level-style-bullet text:level="3" text:style-name="List5Level2" text:bullet-char="■">
        <style:list-level-properties fo:text-align="end"/>
        <style:text-properties style:font-name="Arial"/>
      </text:list-level-style-bullet>
      <text:list-level-style-bullet text:level="4" text:style-name="List5Level3" text:bullet-char="■">
        <style:list-level-properties text:space-before="1.75in"/>
        <style:text-properties style:font-name="Arial"/>
      </text:list-level-style-bullet>
      <text:list-level-style-bullet text:level="5" text:style-name="List5Level4" text:bullet-char="■">
        <style:list-level-properties text:space-before="2.25in"/>
        <style:text-properties style:font-name="Arial"/>
      </text:list-level-style-bullet>
      <text:list-level-style-bullet text:level="6" text:style-name="List5Level5" text:bullet-char="■">
        <style:list-level-properties fo:text-align="end"/>
        <style:text-properties style:font-name="Arial"/>
      </text:list-level-style-bullet>
      <text:list-level-style-bullet text:level="7" text:style-name="List5Level6" text:bullet-char="■">
        <style:list-level-properties text:space-before="3.25in"/>
        <style:text-properties style:font-name="Arial"/>
      </text:list-level-style-bullet>
      <text:list-level-style-bullet text:level="8" text:style-name="List5Level7" text:bullet-char="■">
        <style:list-level-properties text:space-before="3.75in"/>
        <style:text-properties style:font-name="Arial"/>
      </text:list-level-style-bullet>
      <text:list-level-style-bullet text:level="9" text:style-name="List5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25in"/>
        <style:text-properties style:font-name="Arial"/>
      </text:list-level-style-bullet>
      <text:list-level-style-bullet text:level="2" text:style-name="List6Level1" text:bullet-char="○">
        <style:list-level-properties text:space-before="0.75in"/>
        <style:text-properties style:font-name="Arial"/>
      </text:list-level-style-bullet>
      <text:list-level-style-bullet text:level="3" text:style-name="List6Level2" text:bullet-char="■">
        <style:list-level-properties fo:text-align="end"/>
        <style:text-properties style:font-name="Arial"/>
      </text:list-level-style-bullet>
      <text:list-level-style-bullet text:level="4" text:style-name="List6Level3" text:bullet-char="■">
        <style:list-level-properties text:space-before="1.75in"/>
        <style:text-properties style:font-name="Arial"/>
      </text:list-level-style-bullet>
      <text:list-level-style-bullet text:level="5" text:style-name="List6Level4" text:bullet-char="■">
        <style:list-level-properties text:space-before="2.25in"/>
        <style:text-properties style:font-name="Arial"/>
      </text:list-level-style-bullet>
      <text:list-level-style-bullet text:level="6" text:style-name="List6Level5" text:bullet-char="■">
        <style:list-level-properties fo:text-align="end"/>
        <style:text-properties style:font-name="Arial"/>
      </text:list-level-style-bullet>
      <text:list-level-style-bullet text:level="7" text:style-name="List6Level6" text:bullet-char="■">
        <style:list-level-properties text:space-before="3.25in"/>
        <style:text-properties style:font-name="Arial"/>
      </text:list-level-style-bullet>
      <text:list-level-style-bullet text:level="8" text:style-name="List6Level7" text:bullet-char="■">
        <style:list-level-properties text:space-before="3.75in"/>
        <style:text-properties style:font-name="Arial"/>
      </text:list-level-style-bullet>
      <text:list-level-style-bullet text:level="9" text:style-name="List6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25in"/>
        <style:text-properties style:font-name="Arial"/>
      </text:list-level-style-bullet>
      <text:list-level-style-bullet text:level="2" text:style-name="List7Level1" text:bullet-char="○">
        <style:list-level-properties text:space-before="0.75in"/>
        <style:text-properties style:font-name="Arial"/>
      </text:list-level-style-bullet>
      <text:list-level-style-bullet text:level="3" text:style-name="List7Level2" text:bullet-char="■">
        <style:list-level-properties fo:text-align="end"/>
        <style:text-properties style:font-name="Arial"/>
      </text:list-level-style-bullet>
      <text:list-level-style-bullet text:level="4" text:style-name="List7Level3" text:bullet-char="■">
        <style:list-level-properties text:space-before="1.75in"/>
        <style:text-properties style:font-name="Arial"/>
      </text:list-level-style-bullet>
      <text:list-level-style-bullet text:level="5" text:style-name="List7Level4" text:bullet-char="■">
        <style:list-level-properties text:space-before="2.25in"/>
        <style:text-properties style:font-name="Arial"/>
      </text:list-level-style-bullet>
      <text:list-level-style-bullet text:level="6" text:style-name="List7Level5" text:bullet-char="■">
        <style:list-level-properties fo:text-align="end"/>
        <style:text-properties style:font-name="Arial"/>
      </text:list-level-style-bullet>
      <text:list-level-style-bullet text:level="7" text:style-name="List7Level6" text:bullet-char="■">
        <style:list-level-properties text:space-before="3.25in"/>
        <style:text-properties style:font-name="Arial"/>
      </text:list-level-style-bullet>
      <text:list-level-style-bullet text:level="8" text:style-name="List7Level7" text:bullet-char="■">
        <style:list-level-properties text:space-before="3.75in"/>
        <style:text-properties style:font-name="Arial"/>
      </text:list-level-style-bullet>
      <text:list-level-style-bullet text:level="9" text:style-name="List7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25in"/>
        <style:text-properties style:font-name="Arial"/>
      </text:list-level-style-bullet>
      <text:list-level-style-bullet text:level="2" text:style-name="List8Level1" text:bullet-char="○">
        <style:list-level-properties text:space-before="0.75in"/>
        <style:text-properties style:font-name="Arial"/>
      </text:list-level-style-bullet>
      <text:list-level-style-bullet text:level="3" text:style-name="List8Level2" text:bullet-char="■">
        <style:list-level-properties fo:text-align="end"/>
        <style:text-properties style:font-name="Arial"/>
      </text:list-level-style-bullet>
      <text:list-level-style-bullet text:level="4" text:style-name="List8Level3" text:bullet-char="■">
        <style:list-level-properties text:space-before="1.75in"/>
        <style:text-properties style:font-name="Arial"/>
      </text:list-level-style-bullet>
      <text:list-level-style-bullet text:level="5" text:style-name="List8Level4" text:bullet-char="■">
        <style:list-level-properties text:space-before="2.25in"/>
        <style:text-properties style:font-name="Arial"/>
      </text:list-level-style-bullet>
      <text:list-level-style-bullet text:level="6" text:style-name="List8Level5" text:bullet-char="■">
        <style:list-level-properties fo:text-align="end"/>
        <style:text-properties style:font-name="Arial"/>
      </text:list-level-style-bullet>
      <text:list-level-style-bullet text:level="7" text:style-name="List8Level6" text:bullet-char="■">
        <style:list-level-properties text:space-before="3.25in"/>
        <style:text-properties style:font-name="Arial"/>
      </text:list-level-style-bullet>
      <text:list-level-style-bullet text:level="8" text:style-name="List8Level7" text:bullet-char="■">
        <style:list-level-properties text:space-before="3.75in"/>
        <style:text-properties style:font-name="Arial"/>
      </text:list-level-style-bullet>
      <text:list-level-style-bullet text:level="9" text:style-name="List8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25in"/>
        <style:text-properties style:font-name="Arial"/>
      </text:list-level-style-bullet>
      <text:list-level-style-bullet text:level="2" text:style-name="List9Level1" text:bullet-char="○">
        <style:list-level-properties text:space-before="0.75in"/>
        <style:text-properties style:font-name="Arial"/>
      </text:list-level-style-bullet>
      <text:list-level-style-bullet text:level="3" text:style-name="List9Level2" text:bullet-char="■">
        <style:list-level-properties fo:text-align="end"/>
        <style:text-properties style:font-name="Arial"/>
      </text:list-level-style-bullet>
      <text:list-level-style-bullet text:level="4" text:style-name="List9Level3" text:bullet-char="■">
        <style:list-level-properties text:space-before="1.75in"/>
        <style:text-properties style:font-name="Arial"/>
      </text:list-level-style-bullet>
      <text:list-level-style-bullet text:level="5" text:style-name="List9Level4" text:bullet-char="■">
        <style:list-level-properties text:space-before="2.25in"/>
        <style:text-properties style:font-name="Arial"/>
      </text:list-level-style-bullet>
      <text:list-level-style-bullet text:level="6" text:style-name="List9Level5" text:bullet-char="■">
        <style:list-level-properties fo:text-align="end"/>
        <style:text-properties style:font-name="Arial"/>
      </text:list-level-style-bullet>
      <text:list-level-style-bullet text:level="7" text:style-name="List9Level6" text:bullet-char="■">
        <style:list-level-properties text:space-before="3.25in"/>
        <style:text-properties style:font-name="Arial"/>
      </text:list-level-style-bullet>
      <text:list-level-style-bullet text:level="8" text:style-name="List9Level7" text:bullet-char="■">
        <style:list-level-properties text:space-before="3.75in"/>
        <style:text-properties style:font-name="Arial"/>
      </text:list-level-style-bullet>
      <text:list-level-style-bullet text:level="9" text:style-name="List9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25in"/>
        <style:text-properties style:font-name="Arial"/>
      </text:list-level-style-bullet>
      <text:list-level-style-bullet text:level="2" text:style-name="List10Level1" text:bullet-char="○">
        <style:list-level-properties text:space-before="0.75in"/>
        <style:text-properties style:font-name="Arial"/>
      </text:list-level-style-bullet>
      <text:list-level-style-bullet text:level="3" text:style-name="List10Level2" text:bullet-char="■">
        <style:list-level-properties fo:text-align="end"/>
        <style:text-properties style:font-name="Arial"/>
      </text:list-level-style-bullet>
      <text:list-level-style-bullet text:level="4" text:style-name="List10Level3" text:bullet-char="■">
        <style:list-level-properties text:space-before="1.75in"/>
        <style:text-properties style:font-name="Arial"/>
      </text:list-level-style-bullet>
      <text:list-level-style-bullet text:level="5" text:style-name="List10Level4" text:bullet-char="■">
        <style:list-level-properties text:space-before="2.25in"/>
        <style:text-properties style:font-name="Arial"/>
      </text:list-level-style-bullet>
      <text:list-level-style-bullet text:level="6" text:style-name="List10Level5" text:bullet-char="■">
        <style:list-level-properties fo:text-align="end"/>
        <style:text-properties style:font-name="Arial"/>
      </text:list-level-style-bullet>
      <text:list-level-style-bullet text:level="7" text:style-name="List10Level6" text:bullet-char="■">
        <style:list-level-properties text:space-before="3.25in"/>
        <style:text-properties style:font-name="Arial"/>
      </text:list-level-style-bullet>
      <text:list-level-style-bullet text:level="8" text:style-name="List10Level7" text:bullet-char="■">
        <style:list-level-properties text:space-before="3.75in"/>
        <style:text-properties style:font-name="Arial"/>
      </text:list-level-style-bullet>
      <text:list-level-style-bullet text:level="9" text:style-name="List10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25in"/>
        <style:text-properties style:font-name="Arial"/>
      </text:list-level-style-bullet>
      <text:list-level-style-bullet text:level="2" text:style-name="List11Level1" text:bullet-char="○">
        <style:list-level-properties text:space-before="0.75in"/>
        <style:text-properties style:font-name="Arial"/>
      </text:list-level-style-bullet>
      <text:list-level-style-bullet text:level="3" text:style-name="List11Level2" text:bullet-char="■">
        <style:list-level-properties fo:text-align="end"/>
        <style:text-properties style:font-name="Arial"/>
      </text:list-level-style-bullet>
      <text:list-level-style-bullet text:level="4" text:style-name="List11Level3" text:bullet-char="■">
        <style:list-level-properties text:space-before="1.75in"/>
        <style:text-properties style:font-name="Arial"/>
      </text:list-level-style-bullet>
      <text:list-level-style-bullet text:level="5" text:style-name="List11Level4" text:bullet-char="■">
        <style:list-level-properties text:space-before="2.25in"/>
        <style:text-properties style:font-name="Arial"/>
      </text:list-level-style-bullet>
      <text:list-level-style-bullet text:level="6" text:style-name="List11Level5" text:bullet-char="■">
        <style:list-level-properties fo:text-align="end"/>
        <style:text-properties style:font-name="Arial"/>
      </text:list-level-style-bullet>
      <text:list-level-style-bullet text:level="7" text:style-name="List11Level6" text:bullet-char="■">
        <style:list-level-properties text:space-before="3.25in"/>
        <style:text-properties style:font-name="Arial"/>
      </text:list-level-style-bullet>
      <text:list-level-style-bullet text:level="8" text:style-name="List11Level7" text:bullet-char="■">
        <style:list-level-properties text:space-before="3.75in"/>
        <style:text-properties style:font-name="Arial"/>
      </text:list-level-style-bullet>
      <text:list-level-style-bullet text:level="9" text:style-name="List11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25in"/>
        <style:text-properties style:font-name="Arial"/>
      </text:list-level-style-bullet>
      <text:list-level-style-bullet text:level="2" text:style-name="List12Level1" text:bullet-char="○">
        <style:list-level-properties text:space-before="0.75in"/>
        <style:text-properties style:font-name="Arial"/>
      </text:list-level-style-bullet>
      <text:list-level-style-bullet text:level="3" text:style-name="List12Level2" text:bullet-char="■">
        <style:list-level-properties fo:text-align="end"/>
        <style:text-properties style:font-name="Arial"/>
      </text:list-level-style-bullet>
      <text:list-level-style-bullet text:level="4" text:style-name="List12Level3" text:bullet-char="■">
        <style:list-level-properties text:space-before="1.75in"/>
        <style:text-properties style:font-name="Arial"/>
      </text:list-level-style-bullet>
      <text:list-level-style-bullet text:level="5" text:style-name="List12Level4" text:bullet-char="■">
        <style:list-level-properties text:space-before="2.25in"/>
        <style:text-properties style:font-name="Arial"/>
      </text:list-level-style-bullet>
      <text:list-level-style-bullet text:level="6" text:style-name="List12Level5" text:bullet-char="■">
        <style:list-level-properties fo:text-align="end"/>
        <style:text-properties style:font-name="Arial"/>
      </text:list-level-style-bullet>
      <text:list-level-style-bullet text:level="7" text:style-name="List12Level6" text:bullet-char="■">
        <style:list-level-properties text:space-before="3.25in"/>
        <style:text-properties style:font-name="Arial"/>
      </text:list-level-style-bullet>
      <text:list-level-style-bullet text:level="8" text:style-name="List12Level7" text:bullet-char="■">
        <style:list-level-properties text:space-before="3.75in"/>
        <style:text-properties style:font-name="Arial"/>
      </text:list-level-style-bullet>
      <text:list-level-style-bullet text:level="9" text:style-name="List12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3">
      <text:list-level-style-bullet text:level="1" text:style-name="List13Level0" text:bullet-char="●">
        <style:list-level-properties text:space-before="0.25in"/>
        <style:text-properties style:font-name="Arial"/>
      </text:list-level-style-bullet>
      <text:list-level-style-bullet text:level="2" text:style-name="List13Level1" text:bullet-char="○">
        <style:list-level-properties text:space-before="0.75in"/>
        <style:text-properties style:font-name="Arial"/>
      </text:list-level-style-bullet>
      <text:list-level-style-bullet text:level="3" text:style-name="List13Level2" text:bullet-char="■">
        <style:list-level-properties fo:text-align="end"/>
        <style:text-properties style:font-name="Arial"/>
      </text:list-level-style-bullet>
      <text:list-level-style-bullet text:level="4" text:style-name="List13Level3" text:bullet-char="■">
        <style:list-level-properties text:space-before="1.75in"/>
        <style:text-properties style:font-name="Arial"/>
      </text:list-level-style-bullet>
      <text:list-level-style-bullet text:level="5" text:style-name="List13Level4" text:bullet-char="■">
        <style:list-level-properties text:space-before="2.25in"/>
        <style:text-properties style:font-name="Arial"/>
      </text:list-level-style-bullet>
      <text:list-level-style-bullet text:level="6" text:style-name="List13Level5" text:bullet-char="■">
        <style:list-level-properties fo:text-align="end"/>
        <style:text-properties style:font-name="Arial"/>
      </text:list-level-style-bullet>
      <text:list-level-style-bullet text:level="7" text:style-name="List13Level6" text:bullet-char="■">
        <style:list-level-properties text:space-before="3.25in"/>
        <style:text-properties style:font-name="Arial"/>
      </text:list-level-style-bullet>
      <text:list-level-style-bullet text:level="8" text:style-name="List13Level7" text:bullet-char="■">
        <style:list-level-properties text:space-before="3.75in"/>
        <style:text-properties style:font-name="Arial"/>
      </text:list-level-style-bullet>
      <text:list-level-style-bullet text:level="9" text:style-name="List13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MacOSX_x86 LibreOffice_project/7e68ba2-a744ebf-1f241b7-c506db1-7d53735</meta:generator>
    <dc:title/>
    <meta:initial-creator/>
    <meta:editing-cycles>13</meta:editing-cycles>
    <dc:date>2012-04-02T17:33:34</dc:date>
    <meta:editing-duration>PT1H1M27S</meta:editing-duration>
    <meta:document-statistic meta:table-count="4" meta:image-count="0" meta:object-count="0" meta:page-count="2" meta:paragraph-count="62" meta:word-count="611" meta:character-count="3743" meta:non-whitespace-character-count="3190"/>
  </office:meta>
</office:document-meta>
</file>